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10.01mm" table:align="margins" style:shadow="none"/>
    </style:style>
    <style:style style:name="Table1.A" style:family="table-column">
      <style:table-column-properties style:column-width="70.01mm" style:rel-column-width="21845*"/>
    </style:style>
    <style:style style:name="Table1.1" style:family="table-row">
      <style:table-row-properties style:min-row-height="37.01mm"/>
    </style:style>
    <style:style style:name="Table1.A1" style:family="table-cell">
      <style:table-cell-properties fo:padding="7mm" fo:border="none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><office:annotation><dc:creator>Luc Saffre</dc:creator><dc:date>2013-09-13T05:40:15</dc:date><text:p text:style-name="P3"><text:span text:style-name="T1">do cell for rec in recipients</text:span></text:p></office:annotation><office:annotation><dc:creator>Luc Saffre</dc:creator><dc:date>2013-09-12T05:05:01</dc:date><text:p><text:span text:style-name="T2">do text</text:span></text:p><text:p><text:span text:style-name="T2">from html(rec.address_html)</text:span></text:p></office:annotatio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0mm" fo:margin-bottom="0mm" fo:margin-left="0mm" fo:margin-right="0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6-08-22T15:08:37.579786876</dc:date>
    <meta:editing-duration>PT2H1M16S</meta:editing-duration>
    <meta:editing-cycles>43</meta:editing-cycles>
    <meta:generator>LibreOffice/5.1.4.2$Linux_X86_64 LibreOffice_project/10m0$Build-2</meta:generator>
    <meta:document-statistic meta:table-count="1" meta:image-count="0" meta:object-count="0" meta:page-count="1" meta:paragraph-count="1" meta:word-count="0" meta:character-count="0" meta:non-whitespace-character-count="0"/>
  </office:meta>
</office:document-meta>
</file>